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63870" text:style-name="L1">
        <text:list-item>
          <text:p text:style-name="P1">Einführung/Geschichtliches siehe Skript nachforschen</text:p>
          <text:p text:style-name="P1">Eine Access Control List, auch ACL, deutsch Zugriffssteuerungsliste, ist eine Software-Technik, mit der Betriebssysteme und Anwendungsprogramme Zugriffe auf Daten und Funktionen eingrenzen können. Eine ACL legt fest, welcher Benutzer welche Dienste und Dateien nutzen darf. Im Unterschied zu einfachen Zugriffsrechten sind ACLs feiner einstellbar. So können etwa für eine Datei für mehrere Benutzer und Gruppen unterschiedliche Rechte vergeben werden, während reguläre Zugriffsrechte nur die Rechtevergabe für einen Benutzer, eine Gruppe und den „Rest der Welt“ zulassen.</text:p>
          <text:p text:style-name="P1">With respect to a computer filesystem,<text:span text:style-name="T2"> an access control list (ACL) is a l</text:span>ist of permissions attached to an object. The list specifies who or what is allowed to access the object and what operations are allowed to be performed on the object. In a typical ACL, each entry in the list specifies a subject and an operation: for example, the entry <text:span text:style-name="Teletype">(Alice, delete)</text:span> on the ACL for file WXY gives Alice permission to delete file WXY.</text:p>
          <text:p text:style-name="P1">An access control list (ACL) is a table that tells a computer operating system which access rights each user has to a particular system object, such as a file directory or individual file. Each object has a security attribute that identifies its access control list. The list has an entry for each system user with access privileges. The most common privileges include the ability to read a file (or all the files in a directory), to write to the file or files, and to execute the file (if it is an executable file, or program). Microsoft Windows NT/2000, Novell's NetWare, Digital's OpenVMS, and Unix-based systems are among the operating systems that use access control lists. The list is implemented differently by each operating system. In Windows NT/2000, an access control list (ACL) is associated with each system object. Each ACL has one or more access control entries (ACEs) consisting of the name of a user or group of users. The user can also be a role name, such as "programmer," or "tester." For each of these users, groups, or roles, the access privileges are stated in a string of bits called an access mask. Generally, the system administrator or the object owner creates the access control list for an object.</text:p>
        </text:list-item>
        <text:list-item>
          <text:p text:style-name="P1">ACL-based security models</text:p>
          <text:p text:style-name="P1">In a<text:span text:style-name="T2">n ACL-</text:span>based security model, when a subject requests to perform an operation on an object, the system first checks the list for an applicable entry in order to decide whether to proceed with the operation. A key issue in the definition of any ACL-based security model is the question of how access control lists are edited. For each object; who can modify the object's ACL and what changes are allowed. ACL models are assigned to individual objects, or to a collection of objects, and correspond to what may or may not be permitted to "access" the object to which they have been assigned.</text:p>
        </text:list-item>
        <text:list-item>
          <text:p text:style-name="P1">File system ACLs</text:p>
          <text:p text:style-name="P1">The list is a data structure, usually a table, containing entries that specify individual user or group rights to specific system objects, such as a program, a process, or a file. These entries are known as access control entries (ACEs) in the <text:a xlink:type="simple" xlink:href="http://en.wikipedia.org/wiki/Microsoft_Windows_NT">Microsoft Windows NT</text:a>, <text:a xlink:type="simple" xlink:href="http://en.wikipedia.org/wiki/OpenVMS">OpenVMS</text:a>, Unix-like and <text:a xlink:type="simple" xlink:href="http://en.wikipedia.org/wiki/Mac_OS_X">Mac OS X</text:a> <text:a xlink:type="simple" xlink:href="http://en.wikipedia.org/wiki/Operating_system">operating systems</text:a>. Each accessible object contains an identifier to its ACL. The privileges or permissions determine specific access rights, such as whether a user can <text:span text:style-name="T1">read</text:span> from, <text:span text:style-name="T1">write</text:span> to, or <text:span text:style-name="T1">execute</text:span> an object. In some implementations an ACE can control whether or not a user, or group of users, may alter the ACL on an object. Most of the Unix-like operating systems - <text:a xlink:type="simple" xlink:href="http://en.wikipedia.org/wiki/Linux">Linux</text:a>, <text:a xlink:type="simple" xlink:href="http://en.wikipedia.org/wiki/FreeBSD">FreeBSD</text:a> or <text:a xlink:type="simple" xlink:href="http://en.wikipedia.org/wiki/Solaris_%28operating_system%29">Solaris</text:a>, support so called POSIX.1e ACLs, based on early POSIX draft that was abandoned. Many of them - for example <text:a xlink:type="simple" xlink:href="http://en.wikipedia.org/wiki/AIX">AIX</text:a>, <text:a xlink:type="simple" xlink:href="http://en.wikipedia.org/wiki/Mac_OS_X">Mac OS X</text:a>, beginning with version 10.4 ("Tiger"), or <text:a xlink:type="simple" xlink:href="http://en.wikipedia.org/wiki/Solaris_%28operating_system%29">Solaris</text:a> with <text:a xlink:type="simple" xlink:href="http://en.wikipedia.org/wiki/ZFS">ZFS</text:a> filesystem<text:bookmark text:name="cite_ref-0"/><text:a xlink:type="simple" xlink:href="http://en.wikipedia.org/wiki/Access_control_list#cite_note-0">[1]</text:a>, support NFSv4 ACLs, which are the part of <text:a xlink:type="simple" xlink:href="http://en.wikipedia.org/wiki/NFSv4">NFSv4</text:a> standard. There are experimental implementations of NFSv4 ACLs for Linux<text:bookmark text:name="cite_ref-1"/><text:a xlink:type="simple" xlink:href="http://en.wikipedia.org/wiki/Access_control_list#cite_note-1">[2]</text:a> and FreeBSD<text:bookmark text:name="cite_ref-2"/><text:a xlink:type="simple" xlink:href="http://en.wikipedia.org/wiki/Access_control_list#cite_note-2">[3]</text:a>.</text:p>
        </text:list-item>
        <text:list-item>
          <text:p text:style-name="P1">Networking ACLs</text:p>
          <text:p text:style-name="P1">In certain proprietary computer hardware an <text:span text:style-name="T1">Access Control List</text:span> refers to rules that are applied to port numbers. (See <text:a xlink:type="simple" xlink:href="http://en.wikipedia.org/wiki/List_of_TCP_and_UDP_port_numbers">service</text:a> <text:a xlink:type="simple" xlink:href="http://en.wikipedia.org/wiki/Computer_port_%28software%29">ports</text:a>) or network <text:a xlink:type="simple" xlink:href="http://en.wikipedia.org/wiki/Daemon_%28computer_software%29">daemon</text:a> names that are available on a <text:a xlink:type="simple" xlink:href="http://en.wikipedia.org/wiki/Server_%28computing%29">host</text:a> or other <text:a xlink:type="simple" xlink:href="http://en.wikipedia.org/wiki/Network_Layer">layer 3</text:a> device, each with a list of hosts and/or networks permitted to use the <text:soft-page-break/>service. Both individual <text:a xlink:type="simple" xlink:href="http://en.wikipedia.org/wiki/Server_%28computing%29">servers</text:a> as well as <text:a xlink:type="simple" xlink:href="http://en.wikipedia.org/wiki/Router">routers</text:a> can have network ACLs. Access control lists can generally be configured to control both inbound and outbound traffic, and in this context they are similar to <text:a xlink:type="simple" xlink:href="http://en.wikipedia.org/wiki/Firewall_%28networking%29">firewalls</text:a>. </text:p>
        </text:list-item>
        <text:list-item>
          <text:p text:style-name="P1">Linux/Unix</text:p>
          <text:p text:style-name="P1">In der Unixwelt versteht man unter Access Control List eine Erweiterung der klassischen Zugriffssteuerung auf Ebene des Besitzer-Gruppe-Welt-Modells. Auf diese Weise lassen sich Zugriffsrechte spezifisch für einzelne Benutzer zuteilen oder verbieten. Als erstes Unix unterstützte HP-UX dieses Modell der erweiterten Zugriffssteuerung. Mittlerweile bieten auch Linux, FreeBSD (TrustedBSD) und Solaris (TrustedSolaris) native Unterstützung für ACLs. Unter Linux unterstützen dabei die Dateisysteme ext2, ext3, JFS, XFS und ReiserFS ACLs vollständig. Mit der KDE-Version 3.5 steht auch der Dateimanager Konqueror mit nativer ACL-Unterstützung zur Verfügung. Für den GNOME-Desktop beherrscht der Dateimanager Nautilus seit Version 2.16 nativ ACLs. ACLs werden in Linux statisch vererbt, d. h. die Berechtigungen pflanzen sich in neu angelegte Unterverzeichnisse und Dateien je nach Bedarf fort. Wird die ACL eines übergeordneten Verzeichnisses geändert, hat dies jedoch keinen Einfluss auf die darunterliegende Struktur.</text:p>
        </text:list-item>
        <text:list-item>
          <text:p text:style-name="P1">Windows</text:p>
          <text:p text:style-name="P1">Unter Microsoft Windows NT wird jedem Betriebssystemobjekt (Dateien, Prozesse etc.) ein Security Descriptor zugeordnet, der eine ACL enthalten kann. Ist keine ACL vorhanden, so erhält jeder Benutzer Vollzugriff auf das Objekt. Ist die ACL vorhanden, aber leer, so erhält kein Benutzer Zugriff. Eine ACL besteht aus einem Header und maximal 1.820 Access Control Entries (ACE) [1]. Ein ACE enthält jeweils die Information, ob einem Benutzer oder einer Benutzergruppe eine bestimmte Zugriffsart erlaubt (allow) oder verweigert (deny) werden soll. Der Windows-Explorer schreibt die Einträge, die Zugriff verweigern, an den Anfang der ACL. Fordert nun ein Benutzer Zugriff auf ein Objekt an, so geht der Windows Object Manager die Liste von Anfang an durch. Sobald Einträge für alle angeforderten Rechte gefunden wurden, erlaubt oder verweigert der Object Manager entsprechend den Zugriff. Trifft der Object Manager beim Durchgehen der Liste auf einen Eintrag, der den Zugriff verweigert, wird die Suche abgebrochen und der Zugriff auf das Objekt verweigert. Bei Windows NT werden ACLs statisch vererbt, ab Windows 2000 geschieht dies auf Wunsch dynamisch. Wird die ACL eines übergeordneten Verzeichnisses geändert, so hat dies je nach gewählter Vererbung Auswirkungen auf die darunterliegende Verzeichnisstruktur.</text:p>
        </text:list-item>
        <text:list-item>
          <text:p text:style-name="P1">andere Anwendungen</text:p>
          <text:p text:style-name="P1">Ab Mac OS X v10.4 (Tiger) unterstützt auch Mac OS X ACLs.</text:p>
          <text:p text:style-name="P1">Das Betriebssystem OpenVMS von HP (ursprünglich DEC) unterstützt auch ACLs; deren Einträge ACEs heißen.</text:p>
          <text:p text:style-name="P1">Bei Ciscos Betriebssystem IOS bezeichnen ACLs Paketfiltereinstellungen.</text:p>
          <text:p text:style-name="P1">Bei einer Reihe von Web-Anwendungen werden ACL benutzt, um den Zugriff auf einzelne Seiten oder Bereiche auf bestimmte Benutzer oder Benutzergruppen einzuschränken, so bei einigen Wikis (etwa DokuWiki) und CMS (etwa eZ Publish).</text:p>
        </text:list-item>
        <text:list-item>
          <text:p text:style-name="P1">Beispiel</text:p>
        </text:list-item>
        <text:list-item>
          <text:p text:style-name="P1">Ausblick</text:p>
        </text:list-item>
        <text:list-item>
          <text:p text:style-name="P1">Quellen:</text:p>
          <text:p text:style-name="P1">deutsches Wikipedia</text:p>
          <text:p text:style-name="P1">englisches Wikipedia</text:p>
          <text:p text:style-name="P1"><text:a xlink:type="simple" xlink:href="http://foldoc.org/">http://foldoc.org/</text:a></text:p>
          <text:p text:style-name="P1"><text:a xlink:type="simple" xlink:href="http://www.a-m-i.de/tips/winsec/secu_teil2.php">http://www.a-m-i.de/tips/winsec/secu_teil2.php</text:a></text:p>
          <text:p text:style-name="P1"><text:a xlink:type="simple" xlink:href="http://it-visions.de/glossar/alle/2/Access%20Control%20List.aspx">http://it-visions.de/glossar/alle/2/Access%20Control%20List.aspx</text:a></text:p>
          <text:p text:style-name="P1"><text:a xlink:type="simple" xlink:href="http://searchsoftwarequality.techtarget.com/sDefinition/0,,sid92_gci213757,00.html">http://searchsoftwarequality.techtarget.com/sDefinition/0,,sid92_gci213757,00.html</text:a></text:p>
          <text:p text:style-name="P1"><text:a xlink:type="simple" xlink:href="http://en.wikipedia.org/wiki/Standard_Access_Control_List">http://en.wikipedia.org/wiki/Standard_Access_Control_List</text:a></text:p>
          <text:p text:style-name="P1"><text:a xlink:type="simple" xlink:href="http://en.wikipedia.org/wiki/Role-Based_Access_Control">http://en.wikipedia.org/wiki/Role-Based_Access_Control</text:a></text:p>
        </text:list-item>
        <text:list-item>
          <text:p text:style-name="P1"><text:soft-page-break/>Tanenbaum: modern os, chapter 9, secur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10T10:56:48.05</dc:date>
    <dc:creator>Steffen Kersten</dc:creator>
    <meta:editing-duration>PT01H23M07S</meta:editing-duration>
    <meta:editing-cycles>8</meta:editing-cycles>
    <meta:generator>OpenOffice.org/3.1$Win32 OpenOffice.org_project/310m11$Build-9399</meta:generator>
    <meta:document-statistic meta:table-count="0" meta:image-count="0" meta:object-count="0" meta:page-count="3" meta:paragraph-count="31" meta:word-count="1156" meta:character-count="7716"/>
  </office:meta>
</office:document-meta>
</file>